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11b0" officeooo:paragraph-rsid="000711b0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8771d" officeooo:paragraph-rsid="0008771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8771d" style:text-blinking="false" fo:background-color="transparent" style:font-weight-asian="bold" style:font-weight-complex="bold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officeooo:rsid="000711b0" officeooo:paragraph-rsid="000711b0" style:text-blinking="false" fo:background-color="transparent" style:font-size-asian="10pt" style:font-size-complex="10pt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officeooo:rsid="0008771d" officeooo:paragraph-rsid="0008771d" style:text-blinking="false" fo:background-color="transparent" style:font-size-asian="10pt" style:font-size-complex="10pt"/>
    </style:style>
    <style:style style:name="T1" style:family="text">
      <style:text-properties style:font-name="Consolas1" fo:font-size="10pt" style:font-size-asian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9232517" text:style-name="L1">
        <text:list-item>
          <text:p text:style-name="P4"><text:bookmark text:name="docs-internal-guid-47931c44-7fff-c16b-2dcc-830be1408ca8"/>¿Cómo se consigue que la serpiente se represente en el juego?</text:p>
        </text:list-item>
      </text:list>
      <text:p text:style-name="P2"><text:span text:style-name="T1">MainApp hace un “new TableroJuego()” donde pinta tanto el tablero como la serpiente.</text:span></text:p>
      <text:p text:style-name="P1"/>
      <text:list xml:id="list134633492615586" text:continue-numbering="true" text:style-name="L1">
        <text:list-item>
          <text:p text:style-name="P4">¿Por qué va cambiando de colores?</text:p>
        </text:list-item>
      </text:list>
      <text:p text:style-name="P6">Cuando se crea la listaCuadrados, hay que asignarle un color, en este caso, elegido por un número aleatorio “(int)(Math.random()*16000000)”.</text:p>
      <text:p text:style-name="P1"/>
      <text:list xml:id="list134633183116399" text:continue-numbering="true" text:style-name="L1">
        <text:list-item>
          <text:p text:style-name="P5">¿Dónde se define el aumento de su tamaño?</text:p>
        </text:list-item>
      </text:list>
      <text:p text:style-name="P7">En la clase Serpiente que posee el método “crecer()”.</text:p>
      <text:p text:style-name="P3"/>
      <text:list xml:id="list134632625378072" text:continue-numbering="true" text:style-name="L1">
        <text:list-item>
          <text:p text:style-name="P4">¿Dónde está la lógica del movimiento de la serpiente?</text:p>
        </text:list-item>
      </text:list>
      <text:p text:style-name="P7">En la clase Serpiente que posee el método “moverse()”.</text:p>
      <text:p text:style-name="P1"/>
      <text:list xml:id="list134632939077941" text:continue-numbering="true" text:style-name="L1">
        <text:list-item>
          <text:p text:style-name="P4">¿Cómo controla el juego que la serpiente sigue viva o se ha chocado contra el muro?</text:p>
        </text:list-item>
      </text:list>
      <text:p text:style-name="P7">En la clase Serpiente está el método “estaMuerta()” que comprueba los métodos “seEstaTocandoEllaMisma()” y “seHaSalido()”.</text:p>
      <text:p text:style-name="P1"/>
      <text:list xml:id="list134632558259324" text:continue-numbering="true" text:style-name="L1">
        <text:list-item>
          <text:p text:style-name="P4">¿Crees que el código puede organizarse mejor?¿Cómo?</text:p>
        </text:list-item>
      </text:list>
      <text:p text:style-name="P7">Se podría empezar por crear distintos paquetes, para separar el MainApp de los modelos.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5:33.998000000</meta:creation-date>
    <dc:date>2022-01-10T13:46:31.947000000</dc:date>
    <meta:editing-duration>PT17M44S</meta:editing-duration>
    <meta:editing-cycles>1</meta:editing-cycles>
    <meta:document-statistic meta:table-count="0" meta:image-count="0" meta:object-count="0" meta:page-count="1" meta:paragraph-count="12" meta:word-count="142" meta:character-count="868" meta:non-whitespace-character-count="744"/>
    <meta:generator>LibreOffice/7.1.8.1$Windows_X86_64 LibreOffice_project/e1f30c802c3269a1d052614453f260e49458c82c</meta:generator>
  </office:meta>
</office:document-meta>
</file>